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75cm"/>
    </style:style>
    <style:style style:name="gr7" style:family="graphic" style:parent-style-name="standard">
      <style:graphic-properties draw:stroke="none" svg:stroke-color="#000000" draw:fill="none" draw:fill-color="#ffffff" fo:min-height="0.775cm"/>
    </style:style>
    <style:style style:name="P1" style:family="paragraph">
      <style:paragraph-properties fo:text-align="center"/>
    </style:style>
    <style:style style:name="P2" style:family="paragraph">
      <style:text-properties fo:color="#800000" style:font-name="Comic Sans MS" fo:font-size="15pt" style:font-size-asian="15pt" style:font-size-complex="15pt"/>
    </style:style>
    <style:style style:name="P3" style:family="paragraph">
      <style:paragraph-properties fo:text-align="center"/>
      <style:text-properties fo:color="#800000" style:font-name="Comic Sans MS" fo:font-size="15pt" style:font-size-asian="15pt" style:font-size-complex="15pt"/>
    </style:style>
    <style:style style:name="T1" style:family="text">
      <style:text-properties fo:color="#800000" style:font-name="Comic Sans M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2.5cm" svg:x="6.7cm" svg:y="3.7cm">
          <text:p text:style-name="P1">12.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9.2cm" svg:y="3.7cm">
          <text:p text:style-name="P1">33.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1.7cm" svg:y="3.7cm">
          <text:p text:style-name="P1">12.1</text:p>
          <draw:enhanced-geometry svg:viewBox="0 0 21600 21600" draw:type="rectangle" draw:enhanced-path="M 0 0 L 21600 0 21600 21600 0 21600 0 0 Z N"/>
        </draw:custom-shape>
        <draw:frame draw:style-name="gr2" draw:layer="layout" svg:width="1cm" svg:height="1cm" svg:x="7.7cm" svg:y="6.5cm">
          <draw:text-box>
            <text:p>0</text:p>
          </draw:text-box>
        </draw:frame>
        <draw:frame draw:style-name="gr2" draw:layer="layout" svg:width="1cm" svg:height="1cm" svg:x="10.2cm" svg:y="6.5cm">
          <draw:text-box>
            <text:p>1</text:p>
          </draw:text-box>
        </draw:frame>
        <draw:frame draw:style-name="gr2" draw:layer="layout" svg:width="1cm" svg:height="1cm" svg:x="12.7cm" svg:y="6.5cm">
          <draw:text-box>
            <text:p>2</text:p>
          </draw:text-box>
        </draw:frame>
        <draw:frame draw:style-name="gr3" draw:layer="layout" svg:width="2.4cm" svg:height="1.673cm" svg:x="6.3cm" svg:y="2.4cm">
          <draw:text-box>
            <text:p>tempC</text:p>
          </draw:text-box>
        </draw:frame>
        <draw:frame draw:style-name="gr4" draw:text-style-name="P2" draw:layer="layout" svg:width="4.6cm" svg:height="1.1cm" svg:x="1.9cm" svg:y="6.5cm">
          <draw:text-box>
            <text:p text:style-name="P2"><text:span text:style-name="T1">posición o índice</text:span></text:p>
          </draw:text-box>
        </draw:frame>
        <draw:path draw:style-name="gr5" draw:text-style-name="P1" draw:layer="layout" svg:width="2.168cm" svg:height="0.802cm" draw:transform="rotate (-0.385892297615946) translate (6.09096194596404cm 6.88380575457779cm)" svg:viewBox="0 0 2169 803" svg:d="M0 773c2137 211 2169-773 2169-773">
          <text:p/>
        </draw:path>
        <draw:path draw:style-name="gr5" draw:text-style-name="P1" draw:layer="layout" svg:width="4.349cm" svg:height="1.445cm" draw:transform="skewX (0.101927228316469) rotate (-0.338244809036502) translate (6.39653011195922cm 6.39845673708005cm)" svg:viewBox="0 0 4350 1446" svg:d="M0 1393c4289 380 4350-1393 4350-1393">
          <text:p/>
        </draw:path>
        <draw:path draw:style-name="gr5" draw:text-style-name="P1" draw:layer="layout" svg:width="6.59cm" svg:height="2.008cm" draw:transform="skewX (0.17837264955382) rotate (-0.305607152024208) translate (6.71466060918251cm 6.0130424556166cm)" svg:viewBox="0 0 6591 2009" svg:d="M0 1935c6499 527 6591-1935 6591-1935">
          <text:p/>
        </draw:path>
        <draw:frame draw:style-name="gr6" draw:text-style-name="P3" draw:layer="layout" svg:width="5.2cm" svg:height="1.725cm" svg:x="1.2cm" svg:y="1.275cm">
          <draw:text-box>
            <text:p text:style-name="P3"><text:span text:style-name="T1">identificador de la lista</text:span></text:p>
          </draw:text-box>
        </draw:frame>
        <draw:path draw:style-name="gr5" draw:text-style-name="P1" draw:layer="layout" svg:width="1.16cm" svg:height="0.585cm" draw:transform="rotate (-0.862192650485199) translate (5.64473440640878cm 2.01881651206106cm)" svg:viewBox="0 0 1161 586" svg:d="M0 586c922 0 1161-586 1161-586">
          <text:p/>
        </draw:path>
        <draw:frame draw:style-name="gr7" draw:text-style-name="P3" draw:layer="layout" svg:width="4.3cm" svg:height="1.025cm" svg:x="15.3cm" svg:y="2.7cm">
          <draw:text-box>
            <text:p text:style-name="P3"><text:span text:style-name="T1">elementos</text:span></text:p>
          </draw:text-box>
        </draw:frame>
        <draw:path draw:style-name="gr5" draw:text-style-name="P1" draw:layer="layout" svg:width="7.631cm" svg:height="0.978cm" draw:transform="rotate (-3.11262018800669) translate (16.028369822481cm 4.07892545746693cm)" svg:viewBox="0 0 7632 979" svg:d="M0 979c6903 0 7632-979 7632-979">
          <text:p/>
        </draw:path>
        <draw:path draw:style-name="gr5" draw:text-style-name="P1" draw:layer="layout" svg:width="5.654cm" svg:height="0.476cm" draw:transform="rotate (-2.97648450635113) translate (16.0783969910588cm 3.5704995403715cm)" svg:viewBox="0 0 5655 477" svg:d="M0 477c5474 0 5655-477 5655-477">
          <text:p/>
        </draw:path>
        <draw:path draw:style-name="gr5" draw:text-style-name="P1" draw:layer="layout" svg:width="3.429cm" svg:height="0.401cm" draw:transform="rotate (-2.87246288293227) translate (16.1069811075114cm 3.48786358780395cm)" svg:viewBox="0 0 3430 402" svg:d="M0 402c3008 0 3430-402 3430-40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ano López</meta:initial-creator>
    <meta:creation-date>2015-11-10T23:46:37.195484160</meta:creation-date>
    <dc:date>2016-07-13T12:05:22.924860932</dc:date>
    <dc:creator>Emiliano López</dc:creator>
    <meta:editing-duration>PT10M9S</meta:editing-duration>
    <meta:editing-cycles>3</meta:editing-cycles>
    <meta:generator>LibreOffice/4.3.3.2$Linux_X86_64 LibreOffice_project/430m0$Build-2</meta:generator>
    <meta:document-statistic meta:object-count="17"/>
  </office:meta>
</office:document-meta>
</file>